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944058895111084" calcext:value-type="float">
            <text:p>0.094405889511108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567030906677246" calcext:value-type="float">
            <text:p>0.0056703090667724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37841796875" calcext:value-type="float">
            <text:p>0.003784179687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530099868774414" calcext:value-type="float">
            <text:p>0.0053009986877441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480198860168457" calcext:value-type="float">
            <text:p>0.0048019886016845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31007957458496" calcext:value-type="float">
            <text:p>0.0083100795745849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35526466369629" calcext:value-type="float">
            <text:p>0.0033552646636962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461459159851074" calcext:value-type="float">
            <text:p>0.0046145915985107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108931064605713" calcext:value-type="float">
            <text:p>0.010893106460571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77018547058105" calcext:value-type="float">
            <text:p>0.0027701854705810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100350379943848" calcext:value-type="float">
            <text:p>0.0010035037994384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753450393676758" calcext:value-type="float">
            <text:p>0.0075345039367675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59971618652344" calcext:value-type="float">
            <text:p>0.0025997161865234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297069549560547" calcext:value-type="float">
            <text:p>0.00297069549560547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75421142578125" calcext:value-type="float">
            <text:p>0.0027542114257812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483560562133789" calcext:value-type="float">
            <text:p>0.0048356056213378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410604476928711" calcext:value-type="float">
            <text:p>0.0041060447692871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635194778442383" calcext:value-type="float">
            <text:p>0.0063519477844238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930380821228027" calcext:value-type="float">
            <text:p>0.0093038082122802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425982475280762" calcext:value-type="float">
            <text:p>0.0042598247528076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35748291015625" calcext:value-type="float">
            <text:p>0.0023574829101562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06287002563477" calcext:value-type="float">
            <text:p>0.0010628700256347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359606742858887" calcext:value-type="float">
            <text:p>0.0035960674285888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320196151733398" calcext:value-type="float">
            <text:p>0.0032019615173339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345611572265625" calcext:value-type="float">
            <text:p>0.0034561157226562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276708602905273" calcext:value-type="float">
            <text:p>0.0027670860290527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283455848693848" calcext:value-type="float">
            <text:p>0.002834558486938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431323051452637" calcext:value-type="float">
            <text:p>0.0043132305145263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172901153564453" calcext:value-type="float">
            <text:p>0.0017290115356445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339913368225098" calcext:value-type="float">
            <text:p>0.0033991336822509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685546875" calcext:value-type="float">
            <text:p>0.00268554687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77113914489746" calcext:value-type="float">
            <text:p>0.0027711391448974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69722938537598" calcext:value-type="float">
            <text:p>0.0026972293853759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17120552062988" calcext:value-type="float">
            <text:p>0.0031712055206298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373387336730957" calcext:value-type="float">
            <text:p>0.0037338733673095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80547142028809" calcext:value-type="float">
            <text:p>0.0028054714202880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41875648498535" calcext:value-type="float">
            <text:p>0.0024187564849853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628256797790527" calcext:value-type="float">
            <text:p>0.0062825679779052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553131103515625" calcext:value-type="float">
            <text:p>0.000553131103515625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359296798706055" calcext:value-type="float">
            <text:p>0.0035929679870605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23636627197266" calcext:value-type="float">
            <text:p>0.0022363662719726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511074066162109" calcext:value-type="float">
            <text:p>0.0051107406616210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91807746887207" calcext:value-type="float">
            <text:p>0.0019180774688720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35700607299805" calcext:value-type="float">
            <text:p>0.0023570060729980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93319129943848" calcext:value-type="float">
            <text:p>0.00393319129943848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1164321899414" calcext:value-type="float">
            <text:p>0.0012116432189941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87373161315918" calcext:value-type="float">
            <text:p>0.0018737316131591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22239303588867" calcext:value-type="float">
            <text:p>0.00422239303588867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81953811645508" calcext:value-type="float">
            <text:p>0.0028195381164550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85951995849609" calcext:value-type="float">
            <text:p>0.0038595199584960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567340850830078" calcext:value-type="float">
            <text:p>0.0056734085083007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941991806030273" calcext:value-type="float">
            <text:p>0.00094199180603027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380992889404297" calcext:value-type="float">
            <text:p>0.0038099288940429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67439079284668" calcext:value-type="float">
            <text:p>0.0067439079284668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300359725952148" calcext:value-type="float">
            <text:p>0.0030035972595214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549578666687012" calcext:value-type="float">
            <text:p>0.0054957866668701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292015075683594" calcext:value-type="float">
            <text:p>0.0029201507568359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735306739807129" calcext:value-type="float">
            <text:p>0.0073530673980712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335526466369629" calcext:value-type="float">
            <text:p>0.0033552646636962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249409675598145" calcext:value-type="float">
            <text:p>0.00249409675598145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332832336425781" calcext:value-type="float">
            <text:p>0.00332832336425781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423836708068848" calcext:value-type="float">
            <text:p>0.0042383670806884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70207023620605" calcext:value-type="float">
            <text:p>0.00170207023620605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558686256408691" calcext:value-type="float">
            <text:p>0.00558686256408691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675487518310547" calcext:value-type="float">
            <text:p>0.0067548751831054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22978401184082" calcext:value-type="float">
            <text:p>0.0042297840118408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43032169342041" calcext:value-type="float">
            <text:p>0.004303216934204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23715400695801" calcext:value-type="float">
            <text:p>0.0012371540069580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178360939025879" calcext:value-type="float">
            <text:p>0.0017836093902587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385379791259766" calcext:value-type="float">
            <text:p>0.00385379791259766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623464584350586" calcext:value-type="float">
            <text:p>0.00062346458435058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622034072875977" calcext:value-type="float">
            <text:p>0.00062203407287597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65310001373291" calcext:value-type="float">
            <text:p>0.0065310001373291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32927703857422" calcext:value-type="float">
            <text:p>0.0033292770385742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200986862182617" calcext:value-type="float">
            <text:p>0.0020098686218261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05485725402832" calcext:value-type="float">
            <text:p>0.0030548572540283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410985946655273" calcext:value-type="float">
            <text:p>0.0041098594665527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448513031005859" calcext:value-type="float">
            <text:p>0.0044851303100585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396442413330078" calcext:value-type="float">
            <text:p>0.00396442413330078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265121459960938" calcext:value-type="float">
            <text:p>0.0026512145996093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76405906677246" calcext:value-type="float">
            <text:p>0.0017640590667724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549077987670898" calcext:value-type="float">
            <text:p>0.00054907798767089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24075126647949" calcext:value-type="float">
            <text:p>0.00424075126647949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91585922241211" calcext:value-type="float">
            <text:p>0.00291585922241211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464534759521484" calcext:value-type="float">
            <text:p>0.0046453475952148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93469429016113" calcext:value-type="float">
            <text:p>0.0029346942901611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72638893127441" calcext:value-type="float">
            <text:p>0.0017263889312744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340962409973145" calcext:value-type="float">
            <text:p>0.0034096240997314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394320487976074" calcext:value-type="float">
            <text:p>0.0039432048797607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17971611022949" calcext:value-type="float">
            <text:p>0.0041797161102294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78933143615723" calcext:value-type="float">
            <text:p>0.0017893314361572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43227386474609" calcext:value-type="float">
            <text:p>0.0034322738647460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27618217468262" calcext:value-type="float">
            <text:p>0.0022761821746826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336503982543945" calcext:value-type="float">
            <text:p>0.0033650398254394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390219688415527" calcext:value-type="float">
            <text:p>0.0039021968841552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228047370910645" calcext:value-type="float">
            <text:p>0.0022804737091064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33006477355957" calcext:value-type="float">
            <text:p>0.0023300647735595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94835662841797" calcext:value-type="float">
            <text:p>0.0019483566284179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32481956481934" calcext:value-type="float">
            <text:p>0.0023248195648193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13305854797363" calcext:value-type="float">
            <text:p>0.0031330585479736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96974182128906" calcext:value-type="float">
            <text:p>0.0029697418212890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16421890258789" calcext:value-type="float">
            <text:p>0.0041642189025878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830960273742676" calcext:value-type="float">
            <text:p>0.0083096027374267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544381141662598" calcext:value-type="float">
            <text:p>0.005443811416625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1282901763916" calcext:value-type="float">
            <text:p>0.0031282901763916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105857849121094" calcext:value-type="float">
            <text:p>0.010585784912109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289119720459" calcext:value-type="float">
            <text:p>0.001128911972045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498509407043457" calcext:value-type="float">
            <text:p>0.0049850940704345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688934326171875" calcext:value-type="float">
            <text:p>0.0068893432617187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914478302001953" calcext:value-type="float">
            <text:p>0.0091447830200195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202703475952148" calcext:value-type="float">
            <text:p>0.0020270347595214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571727752685547" calcext:value-type="float">
            <text:p>0.0057172775268554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530266761779785" calcext:value-type="float">
            <text:p>0.00530266761779785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410985946655273" calcext:value-type="float">
            <text:p>0.0041098594665527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45165824890137" calcext:value-type="float">
            <text:p>0.0024516582489013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20856475830078" calcext:value-type="float">
            <text:p>0.0042085647583007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500941276550293" calcext:value-type="float">
            <text:p>0.005009412765502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22976303100586" calcext:value-type="float">
            <text:p>0.0012297630310058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753879547119141" calcext:value-type="float">
            <text:p>0.00075387954711914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39627265930176" calcext:value-type="float">
            <text:p>0.0033962726593017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725889205932617" calcext:value-type="float">
            <text:p>0.0072588920593261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863242149353027" calcext:value-type="float">
            <text:p>0.0086324214935302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62506103515625" calcext:value-type="float">
            <text:p>0.001625061035156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.0751125834637837" calcext:value-type="float">
            <text:p>0.0751125834637837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112423896789551" calcext:value-type="float">
            <text:p>0.11242389678955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157659212869662" calcext:value-type="float">
            <text:p>0.0157659212869662</text:p>
          </table:table-cell>
          <table:table-cell table:style-name="ce2" table:formula="of:=IF([.J25]=&quot;&quot;;&quot;&quot;;[.J25]/[.B25])" office:value-type="float" office:value="0.265658096153634" calcext:value-type="float">
            <text:p>0.265658096153634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880002975463867" calcext:value-type="float">
            <text:p>0.0088000297546386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36821174621582" calcext:value-type="float">
            <text:p>0.0023682117462158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24153900146484" calcext:value-type="float">
            <text:p>0.0032415390014648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2116641998291" calcext:value-type="float">
            <text:p>0.004211664199829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51762771606445" calcext:value-type="float">
            <text:p>0.00351762771606445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313138961791992" calcext:value-type="float">
            <text:p>0.0031313896179199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630807876586914" calcext:value-type="float">
            <text:p>0.0063080787658691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600218772888184" calcext:value-type="float">
            <text:p>0.0060021877288818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363397598266602" calcext:value-type="float">
            <text:p>0.0036339759826660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51650810241699" calcext:value-type="float">
            <text:p>0.0025165081024169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.0965005844369378" calcext:value-type="float">
            <text:p>0.0965005844369378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42863130569458" calcext:value-type="float">
            <text:p>0.04286313056945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161871092534754" calcext:value-type="float">
            <text:p>0.0161871092534754</text:p>
          </table:table-cell>
          <table:table-cell table:style-name="ce2" table:formula="of:=IF([.J36]=&quot;&quot;;&quot;&quot;;[.J36]/[.B36])" office:value-type="float" office:value="0.201549107624826" calcext:value-type="float">
            <text:p>0.201549107624826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486874580383301" calcext:value-type="float">
            <text:p>0.0048687458038330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320076942443848" calcext:value-type="float">
            <text:p>0.0032007694244384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532245635986328" calcext:value-type="float">
            <text:p>0.0053224563598632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6390552520752" calcext:value-type="float">
            <text:p>0.002639055252075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648880004882813" calcext:value-type="float">
            <text:p>0.00648880004882813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495696067810059" calcext:value-type="float">
            <text:p>0.0049569606781005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606489181518555" calcext:value-type="float">
            <text:p>0.0060648918151855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388216972351074" calcext:value-type="float">
            <text:p>0.0038821697235107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3429298400879" calcext:value-type="float">
            <text:p>0.0012342929840087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490403175354004" calcext:value-type="float">
            <text:p>0.00490403175354004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654959678649902" calcext:value-type="float">
            <text:p>0.0065495967864990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968289375305176" calcext:value-type="float">
            <text:p>0.0096828937530517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476193428039551" calcext:value-type="float">
            <text:p>0.00476193428039551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.063043192984382" calcext:value-type="float">
            <text:p>0.063043192984382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105932474136353" calcext:value-type="float">
            <text:p>0.10593247413635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-0.0279821205264456" calcext:value-type="float">
            <text:p>-0.0279821205264456</text:p>
          </table:table-cell>
          <table:table-cell table:style-name="ce2" table:formula="of:=IF([.J50]=&quot;&quot;;&quot;&quot;;[.J50]/[.B50])" office:value-type="float" office:value="-0.307410317495002" calcext:value-type="float">
            <text:p>-0.307410317495002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30748748779297" calcext:value-type="float">
            <text:p>0.00130748748779297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35862350463867" calcext:value-type="float">
            <text:p>0.0063586235046386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7534236907959" calcext:value-type="float">
            <text:p>0.003753423690795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24382972717285" calcext:value-type="float">
            <text:p>0.0012438297271728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601482391357422" calcext:value-type="float">
            <text:p>0.0060148239135742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745558738708496" calcext:value-type="float">
            <text:p>0.0074555873870849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09991836547852" calcext:value-type="float">
            <text:p>0.0030999183654785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304484367370605" calcext:value-type="float">
            <text:p>0.0030448436737060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05607032775879" calcext:value-type="float">
            <text:p>0.0060560703277587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35280799865723" calcext:value-type="float">
            <text:p>0.0043528079986572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20935249328613" calcext:value-type="float">
            <text:p>0.0032093524932861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.0937666308902835" calcext:value-type="float">
            <text:p>0.0937666308902835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658767223358154" calcext:value-type="float">
            <text:p>0.065876722335815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.00707038037090291" calcext:value-type="float">
            <text:p>0.00707038037090291</text:p>
          </table:table-cell>
          <table:table-cell table:style-name="ce2" table:formula="of:=IF([.J62]=&quot;&quot;;&quot;&quot;;[.J62]/[.B62])" office:value-type="float" office:value="0.0815534735187003" calcext:value-type="float">
            <text:p>0.0815534735187003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709700584411621" calcext:value-type="float">
            <text:p>0.0070970058441162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24695014953613" calcext:value-type="float">
            <text:p>0.0042469501495361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421643257141113" calcext:value-type="float">
            <text:p>0.0042164325714111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19123268127441" calcext:value-type="float">
            <text:p>0.0031912326812744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50873374938965" calcext:value-type="float">
            <text:p>0.0045087337493896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7387866973877" calcext:value-type="float">
            <text:p>0.001738786697387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23526763916016" calcext:value-type="float">
            <text:p>0.0042352676391601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32958793640137" calcext:value-type="float">
            <text:p>0.0023295879364013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17015838623047" calcext:value-type="float">
            <text:p>0.0011701583862304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530362129211426" calcext:value-type="float">
            <text:p>0.0053036212921142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382900238037109" calcext:value-type="float">
            <text:p>0.003829002380371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349211692810059" calcext:value-type="float">
            <text:p>0.0034921169281005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50332260131836" calcext:value-type="float">
            <text:p>0.0035033226013183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39872932434082" calcext:value-type="float">
            <text:p>0.00239872932434082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600862503051758" calcext:value-type="float">
            <text:p>0.0060086250305175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864315032958984" calcext:value-type="float">
            <text:p>0.0086431503295898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512814521789551" calcext:value-type="float">
            <text:p>0.0051281452178955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112860202789307" calcext:value-type="float">
            <text:p>0.011286020278930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488567352294922" calcext:value-type="float">
            <text:p>0.0048856735229492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.0996052356267498" calcext:value-type="float">
            <text:p>0.0996052356267498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719330310821533" calcext:value-type="float">
            <text:p>0.071933031082153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20642408542961" calcext:value-type="float">
            <text:p>0.020642408542961</text:p>
          </table:table-cell>
          <table:table-cell table:style-name="ce2" table:formula="of:=IF([.J82]=&quot;&quot;;&quot;&quot;;[.J82]/[.B82])" office:value-type="float" office:value="0.261419319764944" calcext:value-type="float">
            <text:p>0.261419319764944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71456146240234" calcext:value-type="float">
            <text:p>0.0037145614624023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27618408203125" calcext:value-type="float">
            <text:p>0.002761840820312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301218032836914" calcext:value-type="float">
            <text:p>0.0030121803283691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02243232727051" calcext:value-type="float">
            <text:p>0.0030224323272705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344562530517578" calcext:value-type="float">
            <text:p>0.0034456253051757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36513328552246" calcext:value-type="float">
            <text:p>0.0053651332855224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433349609375" calcext:value-type="float">
            <text:p>0.0043334960937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583600997924805" calcext:value-type="float">
            <text:p>0.0058360099792480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200748443603516" calcext:value-type="float">
            <text:p>0.00200748443603516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372552871704102" calcext:value-type="float">
            <text:p>0.0037255287170410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519537925720215" calcext:value-type="float">
            <text:p>0.0051953792572021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551009178161621" calcext:value-type="float">
            <text:p>0.0055100917816162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766730308532715" calcext:value-type="float">
            <text:p>0.0076673030853271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769710540771484" calcext:value-type="float">
            <text:p>0.0076971054077148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664567947387695" calcext:value-type="float">
            <text:p>0.0066456794738769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81627368927002" calcext:value-type="float">
            <text:p>0.008162736892700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605010986328125" calcext:value-type="float">
            <text:p>0.0060501098632812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515890121459961" calcext:value-type="float">
            <text:p>0.0051589012145996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84457206726074" calcext:value-type="float">
            <text:p>0.0028445720672607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91316413879395" calcext:value-type="float">
            <text:p>0.0039131641387939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09343528747559" calcext:value-type="float">
            <text:p>0.010934352874755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4336109161377" calcext:value-type="float">
            <text:p>0.001433610916137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792837142944336" calcext:value-type="float">
            <text:p>0.0079283714294433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780153274536133" calcext:value-type="float">
            <text:p>0.0078015327453613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.0738527181203363" calcext:value-type="float">
            <text:p>0.0738527181203363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516505002975464" calcext:value-type="float">
            <text:p>0.51650500297546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467999072598262" calcext:value-type="float">
            <text:p>0.0467999072598262</text:p>
          </table:table-cell>
          <table:table-cell table:style-name="ce2" table:formula="of:=IF([.J7]=&quot;&quot;;&quot;&quot;;[.J7]/[.B7])" office:value-type="float" office:value="1.7299461967607" calcext:value-type="float">
            <text:p>1.7299461967607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603365898132324" calcext:value-type="float">
            <text:p>0.0060336589813232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382113456726074" calcext:value-type="float">
            <text:p>0.0038211345672607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111973285675049" calcext:value-type="float">
            <text:p>0.011197328567504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09474658966064" calcext:value-type="float">
            <text:p>0.010947465896606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80163383483887" calcext:value-type="float">
            <text:p>0.018016338348388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68459320068359" calcext:value-type="float">
            <text:p>0.00268459320068359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.0638957464912113" calcext:value-type="float">
            <text:p>0.0638957464912113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386247634887695" calcext:value-type="float">
            <text:p>0.386247634887695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423658762117933" calcext:value-type="float">
            <text:p>0.0423658762117933</text:p>
          </table:table-cell>
          <table:table-cell table:style-name="ce2" table:formula="of:=IF([.J14]=&quot;&quot;;&quot;&quot;;[.J14]/[.B14])" office:value-type="float" office:value="1.96777201450647" calcext:value-type="float">
            <text:p>1.96777201450647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00519371032715" calcext:value-type="float">
            <text:p>0.0040051937103271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483894348144531" calcext:value-type="float">
            <text:p>0.0048389434814453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604867935180664" calcext:value-type="float">
            <text:p>0.006048679351806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38235092163086" calcext:value-type="float">
            <text:p>0.0013823509216308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950407981872559" calcext:value-type="float">
            <text:p>0.00950407981872559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120143890380859" calcext:value-type="float">
            <text:p>0.012014389038085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572013854980469" calcext:value-type="float">
            <text:p>0.00572013854980469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77660083770752" calcext:value-type="float">
            <text:p>0.007766008377075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40773773193359" calcext:value-type="float">
            <text:p>0.0064077377319335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700235366821289" calcext:value-type="float">
            <text:p>0.0070023536682128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739383697509766" calcext:value-type="float">
            <text:p>0.0073938369750976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82382965087891" calcext:value-type="float">
            <text:p>0.0028238296508789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497245788574219" calcext:value-type="float">
            <text:p>0.0049724578857421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9292106628418" calcext:value-type="float">
            <text:p>0.002929210662841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09932422637939" calcext:value-type="float">
            <text:p>0.010993242263793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718092918395996" calcext:value-type="float">
            <text:p>0.0071809291839599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855374336242676" calcext:value-type="float">
            <text:p>0.0085537433624267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.0542748744709219" calcext:value-type="float">
            <text:p>0.0542748744709219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262732028961182" calcext:value-type="float">
            <text:p>0.26273202896118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158368403921603" calcext:value-type="float">
            <text:p>0.0158368403921603</text:p>
          </table:table-cell>
          <table:table-cell table:style-name="ce2" table:formula="of:=IF([.J32]=&quot;&quot;;&quot;&quot;;[.J32]/[.B32])" office:value-type="float" office:value="0.412009635032575" calcext:value-type="float">
            <text:p>0.412009635032575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797557830810547" calcext:value-type="float">
            <text:p>0.0079755783081054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842452049255371" calcext:value-type="float">
            <text:p>0.0084245204925537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750017166137695" calcext:value-type="float">
            <text:p>0.0075001716613769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87883186340332" calcext:value-type="float">
            <text:p>0.0038788318634033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67085838317871" calcext:value-type="float">
            <text:p>0.0046708583831787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538039207458496" calcext:value-type="float">
            <text:p>0.0053803920745849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439000129699707" calcext:value-type="float">
            <text:p>0.0043900012969970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.0995354891512541" calcext:value-type="float">
            <text:p>0.0995354891512541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410965919494629" calcext:value-type="float">
            <text:p>0.41096591949462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.0578870519221292" calcext:value-type="float">
            <text:p>0.0578870519221292</text:p>
          </table:table-cell>
          <table:table-cell table:style-name="ce2" table:formula="of:=IF([.J40]=&quot;&quot;;&quot;&quot;;[.J40]/[.B40])" office:value-type="float" office:value="1.389897335251" calcext:value-type="float">
            <text:p>1.389897335251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56767463684082" calcext:value-type="float">
            <text:p>0.005676746368408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100059509277344" calcext:value-type="float">
            <text:p>0.010005950927734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507164001464844" calcext:value-type="float">
            <text:p>0.0050716400146484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104343891143799" calcext:value-type="float">
            <text:p>0.010434389114379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693416595458984" calcext:value-type="float">
            <text:p>0.0069341659545898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606274604797363" calcext:value-type="float">
            <text:p>0.0060627460479736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518465042114258" calcext:value-type="float">
            <text:p>0.0051846504211425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95512580871582" calcext:value-type="float">
            <text:p>0.0039551258087158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468111038208008" calcext:value-type="float">
            <text:p>0.0046811103820800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767779350280762" calcext:value-type="float">
            <text:p>0.0076777935028076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468301773071289" calcext:value-type="float">
            <text:p>0.0046830177307128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561070442199707" calcext:value-type="float">
            <text:p>0.0056107044219970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.0562705568782356" calcext:value-type="float">
            <text:p>0.0562705568782356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190886974334717" calcext:value-type="float">
            <text:p>0.19088697433471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035442559090497" calcext:value-type="float">
            <text:p>0.035442559090497</text:p>
          </table:table-cell>
          <table:table-cell table:style-name="ce2" table:formula="of:=IF([.J53]=&quot;&quot;;&quot;&quot;;[.J53]/[.B53])" office:value-type="float" office:value="1.70167864677621" calcext:value-type="float">
            <text:p>1.70167864677621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577998161315918" calcext:value-type="float">
            <text:p>0.0057799816131591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48513031005859" calcext:value-type="float">
            <text:p>0.00448513031005859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.0749860571724168" calcext:value-type="float">
            <text:p>0.0749860571724168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426766872406006" calcext:value-type="float">
            <text:p>0.42676687240600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.00347900369319432" calcext:value-type="float">
            <text:p>0.00347900369319432</text:p>
          </table:table-cell>
          <table:table-cell table:style-name="ce2" table:formula="of:=IF([.J56]=&quot;&quot;;&quot;&quot;;[.J56]/[.B56])" office:value-type="float" office:value="0.0486525947290668" calcext:value-type="float">
            <text:p>0.0486525947290668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295732694016314" calcext:value-type="float">
            <text:p>0.0295732694016314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206851959228516" calcext:value-type="float">
            <text:p>0.206851959228516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00847304907220847" calcext:value-type="float">
            <text:p>0.000847304907220847</text:p>
          </table:table-cell>
          <table:table-cell table:style-name="ce2" table:formula="of:=IF([.J57]=&quot;&quot;;&quot;&quot;;[.J57]/[.B57])" office:value-type="float" office:value="0.0294961343207715" calcext:value-type="float">
            <text:p>0.0294961343207715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623035430908203" calcext:value-type="float">
            <text:p>0.0062303543090820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.0699921831668978" calcext:value-type="float">
            <text:p>0.0699921831668978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283902645111084" calcext:value-type="float">
            <text:p>0.28390264511108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-0.001644233456362" calcext:value-type="float">
            <text:p>-0.001644233456362</text:p>
          </table:table-cell>
          <table:table-cell table:style-name="ce2" table:formula="of:=IF([.J59]=&quot;&quot;;&quot;&quot;;[.J59]/[.B59])" office:value-type="float" office:value="-0.022952480510145" calcext:value-type="float">
            <text:p>-0.022952480510145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452828407287598" calcext:value-type="float">
            <text:p>0.0045282840728759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71256160736084" calcext:value-type="float">
            <text:p>0.007125616073608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23326778411865" calcext:value-type="float">
            <text:p>0.012332677841186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338625907897949" calcext:value-type="float">
            <text:p>0.0033862590789794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55243682861328" calcext:value-type="float">
            <text:p>0.0035524368286132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206685066223145" calcext:value-type="float">
            <text:p>0.0020668506622314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.0411413721075248" calcext:value-type="float">
            <text:p>0.0411413721075248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2972571849823" calcext:value-type="float">
            <text:p>0.297257184982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-0.000821497224961498" calcext:value-type="float">
            <text:p>-0.000821497224961498</text:p>
          </table:table-cell>
          <table:table-cell table:style-name="ce2" table:formula="of:=IF([.J66]=&quot;&quot;;&quot;&quot;;[.J66]/[.B66])" office:value-type="float" office:value="-0.0195767648406617" calcext:value-type="float">
            <text:p>-0.0195767648406617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40755081176758" calcext:value-type="float">
            <text:p>0.0024075508117675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724697113037109" calcext:value-type="float">
            <text:p>0.0072469711303710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20212745666504" calcext:value-type="float">
            <text:p>0.0042021274566650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703787803649902" calcext:value-type="float">
            <text:p>0.0070378780364990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25527381896973" calcext:value-type="float">
            <text:p>0.0012552738189697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30607795715332" calcext:value-type="float">
            <text:p>0.0043060779571533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18017196655273" calcext:value-type="float">
            <text:p>0.0011801719665527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51483917236328" calcext:value-type="float">
            <text:p>0.0025148391723632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17127799987793" calcext:value-type="float">
            <text:p>0.0021712779998779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.0471998705449035" calcext:value-type="float">
            <text:p>0.0471998705449035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331581115722656" calcext:value-type="float">
            <text:p>0.33158111572265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0649287232991136" calcext:value-type="float">
            <text:p>0.00649287232991136</text:p>
          </table:table-cell>
          <table:table-cell table:style-name="ce2" table:formula="of:=IF([.J76]=&quot;&quot;;&quot;&quot;;[.J76]/[.B76])" office:value-type="float" office:value="0.159502606790595" calcext:value-type="float">
            <text:p>0.159502606790595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764250755310059" calcext:value-type="float">
            <text:p>0.0076425075531005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518560409545898" calcext:value-type="float">
            <text:p>0.0051856040954589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736331939697266" calcext:value-type="float">
            <text:p>0.0073633193969726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31203842163086" calcext:value-type="float">
            <text:p>0.0043120384216308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.0560954355991639" calcext:value-type="float">
            <text:p>0.0560954355991639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268588304519653" calcext:value-type="float">
            <text:p>0.26858830451965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.0196205046341044" calcext:value-type="float">
            <text:p>0.0196205046341044</text:p>
          </table:table-cell>
          <table:table-cell table:style-name="ce2" table:formula="of:=IF([.J81]=&quot;&quot;;&quot;&quot;;[.J81]/[.B81])" office:value-type="float" office:value="0.537917526229165" calcext:value-type="float">
            <text:p>0.537917526229165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749850273132324" calcext:value-type="float">
            <text:p>0.0074985027313232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569605827331543" calcext:value-type="float">
            <text:p>0.0056960582733154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0558261288441567" calcext:value-type="float">
            <text:p>0.055826128844156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179610252380371" calcext:value-type="float">
            <text:p>0.179610252380371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181387343050807" calcext:value-type="float">
            <text:p>0.0181387343050807</text:p>
          </table:table-cell>
          <table:table-cell table:style-name="ce2" table:formula="of:=IF([.J84]=&quot;&quot;;&quot;&quot;;[.J84]/[.B84])" office:value-type="float" office:value="0.481294462695575" calcext:value-type="float">
            <text:p>0.481294462695575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386548042297363" calcext:value-type="float">
            <text:p>0.0038654804229736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664234161376953" calcext:value-type="float">
            <text:p>0.0066423416137695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26638412475586" calcext:value-type="float">
            <text:p>0.012663841247558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20420455932617" calcext:value-type="float">
            <text:p>0.012042045593261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1273365020752" calcext:value-type="float">
            <text:p>0.003127336502075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5859375" calcext:value-type="float">
            <text:p>0.00585937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988674163818359" calcext:value-type="float">
            <text:p>0.0098867416381835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.066808652679672" calcext:value-type="float">
            <text:p>0.066808652679672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29785680770874" calcext:value-type="float">
            <text:p>0.2978568077087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.0196657278141169" calcext:value-type="float">
            <text:p>0.0196657278141169</text:p>
          </table:table-cell>
          <table:table-cell table:style-name="ce2" table:formula="of:=IF([.J92]=&quot;&quot;;&quot;&quot;;[.J92]/[.B92])" office:value-type="float" office:value="0.417151202862376" calcext:value-type="float">
            <text:p>0.417151202862376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52730941772461" calcext:value-type="float">
            <text:p>0.0015273094177246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100877285003662" calcext:value-type="float">
            <text:p>0.010087728500366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51877498626709" calcext:value-type="float">
            <text:p>0.005187749862670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395107269287109" calcext:value-type="float">
            <text:p>0.003951072692871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91507148742676" calcext:value-type="float">
            <text:p>0.0039150714874267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41050910949707" calcext:value-type="float">
            <text:p>0.004105091094970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594091415405273" calcext:value-type="float">
            <text:p>0.0059409141540527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42576408386231" calcext:value-type="float">
            <text:p>0.0044257640838623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55944442749023" calcext:value-type="float">
            <text:p>0.0055594444274902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56190395355225" calcext:value-type="float">
            <text:p>0.015619039535522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79462432861328" calcext:value-type="float">
            <text:p>0.017946243286132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69127082824707" calcext:value-type="float">
            <text:p>0.006912708282470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957131385803223" calcext:value-type="float">
            <text:p>0.0095713138580322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811576843261719" calcext:value-type="float">
            <text:p>0.0081157684326171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348830223083496" calcext:value-type="float">
            <text:p>0.0034883022308349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975775718688965" calcext:value-type="float">
            <text:p>0.0097577571868896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21078491210938" calcext:value-type="float">
            <text:p>0.012107849121093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.0547949524073372" calcext:value-type="float">
            <text:p>0.0547949524073372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782094240188599" calcext:value-type="float">
            <text:p>0.78209424018859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312465472262318" calcext:value-type="float">
            <text:p>0.0312465472262318</text:p>
          </table:table-cell>
          <table:table-cell table:style-name="ce2" table:formula="of:=IF([.J10]=&quot;&quot;;&quot;&quot;;[.J10]/[.B10])" office:value-type="float" office:value="1.32690715086315" calcext:value-type="float">
            <text:p>1.32690715086315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93881988525391" calcext:value-type="float">
            <text:p>0.01938819885253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197973251342773" calcext:value-type="float">
            <text:p>0.019797325134277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647187232971191" calcext:value-type="float">
            <text:p>0.0064718723297119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48780345916748" calcext:value-type="float">
            <text:p>0.014878034591674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2564868927002" calcext:value-type="float">
            <text:p>0.004256486892700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06682777404785" calcext:value-type="float">
            <text:p>0.010668277740478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449228286743164" calcext:value-type="float">
            <text:p>0.004492282867431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70655155181885" calcext:value-type="float">
            <text:p>0.027065515518188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7371654510498" calcext:value-type="float">
            <text:p>0.01737165451049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89101696014404" calcext:value-type="float">
            <text:p>0.018910169601440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07498168945313" calcext:value-type="float">
            <text:p>0.010749816894531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514769554138184" calcext:value-type="float">
            <text:p>0.0051476955413818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538444519042969" calcext:value-type="float">
            <text:p>0.0053844451904296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04138851165771" calcext:value-type="float">
            <text:p>0.010413885116577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9667387008667" calcext:value-type="float">
            <text:p>0.01966738700866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508570671081543" calcext:value-type="float">
            <text:p>0.0050857067108154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32617950439453" calcext:value-type="float">
            <text:p>0.013261795043945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57682800292969" calcext:value-type="float">
            <text:p>0.0025768280029296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50010585784912" calcext:value-type="float">
            <text:p>0.015001058578491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10013389587402" calcext:value-type="float">
            <text:p>0.021001338958740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54323673248291" calcext:value-type="float">
            <text:p>0.005432367324829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02157592773438" calcext:value-type="float">
            <text:p>0.010215759277343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407600402832031" calcext:value-type="float">
            <text:p>0.0040760040283203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625228881835938" calcext:value-type="float">
            <text:p>0.0062522888183593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83050632476807" calcext:value-type="float">
            <text:p>0.018305063247680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427436828613281" calcext:value-type="float">
            <text:p>0.00427436828613281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894021987915039" calcext:value-type="float">
            <text:p>0.0089402198791503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26233100891113" calcext:value-type="float">
            <text:p>0.012623310089111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869822502136231" calcext:value-type="float">
            <text:p>0.00869822502136231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838184356689453" calcext:value-type="float">
            <text:p>0.0083818435668945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969696044921875" calcext:value-type="float">
            <text:p>0.0096969604492187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49924755096436" calcext:value-type="float">
            <text:p>0.014992475509643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23722553253174" calcext:value-type="float">
            <text:p>0.012372255325317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831913948059082" calcext:value-type="float">
            <text:p>0.0083191394805908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53179168701172" calcext:value-type="float">
            <text:p>0.015317916870117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72147750854492" calcext:value-type="float">
            <text:p>0.017214775085449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814342498779297" calcext:value-type="float">
            <text:p>0.0081434249877929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541281700134277" calcext:value-type="float">
            <text:p>0.0054128170013427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.0157719475945893" calcext:value-type="float">
            <text:p>0.0157719475945893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375702619552612" calcext:value-type="float">
            <text:p>0.37570261955261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-0.0235073033294808" calcext:value-type="float">
            <text:p>-0.0235073033294808</text:p>
          </table:table-cell>
          <table:table-cell table:style-name="ce2" table:formula="of:=IF([.J49]=&quot;&quot;;&quot;&quot;;[.J49]/[.B49])" office:value-type="float" office:value="-0.598466181926999" calcext:value-type="float">
            <text:p>-0.598466181926999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682592391967773" calcext:value-type="float">
            <text:p>0.0068259239196777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2627067565918" calcext:value-type="float">
            <text:p>0.007262706756591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0990581512451172" calcext:value-type="float">
            <text:p>0.0099058151245117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.0197146350877829" calcext:value-type="float">
            <text:p>0.0197146350877829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416286945343018" calcext:value-type="float">
            <text:p>0.41628694534301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-0.0122932108119133" calcext:value-type="float">
            <text:p>-0.0122932108119133</text:p>
          </table:table-cell>
          <table:table-cell table:style-name="ce2" table:formula="of:=IF([.J53]=&quot;&quot;;&quot;&quot;;[.J53]/[.B53])" office:value-type="float" office:value="-0.384068670239066" calcext:value-type="float">
            <text:p>-0.384068670239066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52895450592041" calcext:value-type="float">
            <text:p>0.015289545059204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704193115234375" calcext:value-type="float">
            <text:p>0.0070419311523437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45707130432129" calcext:value-type="float">
            <text:p>0.014570713043212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23603343963623" calcext:value-type="float">
            <text:p>0.012360334396362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208966732025147" calcext:value-type="float">
            <text:p>0.020896673202514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644826889038086" calcext:value-type="float">
            <text:p>0.0064482688903808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133635997772217" calcext:value-type="float">
            <text:p>0.013363599777221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731086730957031" calcext:value-type="float">
            <text:p>0.0073108673095703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1031494140625" calcext:value-type="float">
            <text:p>0.0103149414062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65457820892334" calcext:value-type="float">
            <text:p>0.006545782089233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6976866722107" calcext:value-type="float">
            <text:p>1.06976866722107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52251720428467" calcext:value-type="float">
            <text:p>0.015225172042846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0505199432373" calcext:value-type="float">
            <text:p>0.01050519943237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411248207092" calcext:value-type="float">
            <text:p>1.00411248207092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0879217565737767" calcext:value-type="float">
            <text:p>0.00879217565737767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227818250656128" calcext:value-type="float">
            <text:p>0.22781825065612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-0.0118215999110131" calcext:value-type="float">
            <text:p>-0.0118215999110131</text:p>
          </table:table-cell>
          <table:table-cell table:style-name="ce2" table:formula="of:=IF([.J68]=&quot;&quot;;&quot;&quot;;[.J68]/[.B68])" office:value-type="float" office:value="-0.57348057718938" calcext:value-type="float">
            <text:p>-0.5734805771893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65717601776123" calcext:value-type="float">
            <text:p>0.016571760177612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.0172452112997635" calcext:value-type="float">
            <text:p>0.0172452112997635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674731492996216" calcext:value-type="float">
            <text:p>0.67473149299621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-0.0130883224529219" calcext:value-type="float">
            <text:p>-0.0130883224529219</text:p>
          </table:table-cell>
          <table:table-cell table:style-name="ce2" table:formula="of:=IF([.J70]=&quot;&quot;;&quot;&quot;;[.J70]/[.B70])" office:value-type="float" office:value="-0.431480306898407" calcext:value-type="float">
            <text:p>-0.431480306898407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5076150894165" calcext:value-type="float">
            <text:p>0.02507615089416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105979442596436" calcext:value-type="float">
            <text:p>0.010597944259643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0891170501709" calcext:value-type="float">
            <text:p>0.00408911705017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468945503234863" calcext:value-type="float">
            <text:p>0.0046894550323486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636625289916992" calcext:value-type="float">
            <text:p>0.0063662528991699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118730068206787" calcext:value-type="float">
            <text:p>0.011873006820678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562810897827148" calcext:value-type="float">
            <text:p>0.0056281089782714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955653190612793" calcext:value-type="float">
            <text:p>0.0095565319061279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79629325866699" calcext:value-type="float">
            <text:p>0.017962932586669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21598243713379" calcext:value-type="float">
            <text:p>0.0121598243713379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76281929016113" calcext:value-type="float">
            <text:p>0.017628192901611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.0310797918693002" calcext:value-type="float">
            <text:p>0.0310797918693002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574283599853516" calcext:value-type="float">
            <text:p>0.57428359985351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0364484299061629" calcext:value-type="float">
            <text:p>0.00364484299061629</text:p>
          </table:table-cell>
          <table:table-cell table:style-name="ce2" table:formula="of:=IF([.J82]=&quot;&quot;;&quot;&quot;;[.J82]/[.B82])" office:value-type="float" office:value="0.132854010653842" calcext:value-type="float">
            <text:p>0.132854010653842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5346870422363" calcext:value-type="float">
            <text:p>1.05346870422363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700998306274414" calcext:value-type="float">
            <text:p>0.0070099830627441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775957107543945" calcext:value-type="float">
            <text:p>0.0077595710754394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787997245788574" calcext:value-type="float">
            <text:p>0.0078799724578857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460910797119141" calcext:value-type="float">
            <text:p>0.0046091079711914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53803825378418" calcext:value-type="float">
            <text:p>0.0015380382537841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51693344116211" calcext:value-type="float">
            <text:p>0.0065169334411621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735163688659668" calcext:value-type="float">
            <text:p>0.0073516368865966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532627105712891" calcext:value-type="float">
            <text:p>0.0053262710571289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107531547546387" calcext:value-type="float">
            <text:p>0.010753154754638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01894950866699" calcext:value-type="float">
            <text:p>0.0050189495086669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37831878662109" calcext:value-type="float">
            <text:p>0.0043783187866210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797319412231445" calcext:value-type="float">
            <text:p>0.0079731941223144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858283042907715" calcext:value-type="float">
            <text:p>0.0085828304290771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.0382573835680141" calcext:value-type="float">
            <text:p>0.0382573835680141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65096926689148" calcext:value-type="float">
            <text:p>0.6509692668914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.00551906586740925" calcext:value-type="float">
            <text:p>0.00551906586740925</text:p>
          </table:table-cell>
          <table:table-cell table:style-name="ce2" table:formula="of:=IF([.J97]=&quot;&quot;;&quot;&quot;;[.J97]/[.B97])" office:value-type="float" office:value="0.16858123004003" calcext:value-type="float">
            <text:p>0.16858123004003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1204514503479" calcext:value-type="float">
            <text:p>0.0120451450347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281920433044434" calcext:value-type="float">
            <text:p>0.028192043304443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3899564743042" calcext:value-type="float">
            <text:p>0.01389956474304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53875350952148" calcext:value-type="float">
            <text:p>0.015387535095214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01020240783691" calcext:value-type="float">
            <text:p>0.020102024078369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18577194213867" calcext:value-type="float">
            <text:p>0.041857719421386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3496055603027" calcext:value-type="float">
            <text:p>0.012349605560302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46927833557129" calcext:value-type="float">
            <text:p>0.014692783355712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45835781097412" calcext:value-type="float">
            <text:p>0.024583578109741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274603366851807" calcext:value-type="float">
            <text:p>0.027460336685180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23698711395264" calcext:value-type="float">
            <text:p>0.012369871139526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18666934967041" calcext:value-type="float">
            <text:p>1.18666934967041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38559341430664" calcext:value-type="float">
            <text:p>0.013855934143066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60126686096191" calcext:value-type="float">
            <text:p>0.01601266860961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899577140808106" calcext:value-type="float">
            <text:p>0.0089957714080810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20424437522888" calcext:value-type="float">
            <text:p>1.20424437522888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19275856018066" calcext:value-type="float">
            <text:p>1.1927585601806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326170921325684" calcext:value-type="float">
            <text:p>0.032617092132568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116138458251953" calcext:value-type="float">
            <text:p>0.011613845825195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67689323425293" calcext:value-type="float">
            <text:p>0.016768932342529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56972408294678" calcext:value-type="float">
            <text:p>0.0156972408294678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19891166687012" calcext:value-type="float">
            <text:p>0.011989116668701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612115859985352" calcext:value-type="float">
            <text:p>0.0061211585998535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213167667388916" calcext:value-type="float">
            <text:p>0.021316766738891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7514705657959" calcext:value-type="float">
            <text:p>0.01751470565795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10948419570923" calcext:value-type="float">
            <text:p>1.10948419570923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204010009765625" calcext:value-type="float">
            <text:p>0.02040100097656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319287776947022" calcext:value-type="float">
            <text:p>0.031928777694702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18894815444946" calcext:value-type="float">
            <text:p>1.18894815444946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692415237426758" calcext:value-type="float">
            <text:p>0.0069241523742675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68759822845459" calcext:value-type="float">
            <text:p>0.016875982284545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30617141723633" calcext:value-type="float">
            <text:p>0.0063061714172363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100572109222412" calcext:value-type="float">
            <text:p>0.010057210922241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796055793762207" calcext:value-type="float">
            <text:p>0.00796055793762207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54342651367188" calcext:value-type="float">
            <text:p>0.015434265136718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98318958282471" calcext:value-type="float">
            <text:p>0.019831895828247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398094654083252" calcext:value-type="float">
            <text:p>0.039809465408325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1604628562927" calcext:value-type="float">
            <text:p>1.01604628562927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3258967399597" calcext:value-type="float">
            <text:p>1.03258967399597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208365917205811" calcext:value-type="float">
            <text:p>0.020836591720581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229437351226807" calcext:value-type="float">
            <text:p>0.0229437351226807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19291973114014" calcext:value-type="float">
            <text:p>1.19291973114014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0294885635376" calcext:value-type="float">
            <text:p>0.04029488563537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7545919418335" calcext:value-type="float">
            <text:p>0.03754591941833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340607166290283" calcext:value-type="float">
            <text:p>0.034060716629028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580334663391" calcext:value-type="float">
            <text:p>1.00580334663391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50794792175293" calcext:value-type="float">
            <text:p>0.035079479217529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87125301361084" calcext:value-type="float">
            <text:p>0.008712530136108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89564228057861" calcext:value-type="float">
            <text:p>0.018956422805786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532174110412598" calcext:value-type="float">
            <text:p>0.0053217411041259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15768909454346" calcext:value-type="float">
            <text:p>0.011576890945434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83103084564209" calcext:value-type="float">
            <text:p>0.018310308456420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404281616210938" calcext:value-type="float">
            <text:p>0.040428161621093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427746772766113" calcext:value-type="float">
            <text:p>0.042774677276611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60319709777832" calcext:value-type="float">
            <text:p>0.026031970977783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69970893859863" calcext:value-type="float">
            <text:p>0.026997089385986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57785415649414" calcext:value-type="float">
            <text:p>0.015778541564941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211241245269775" calcext:value-type="float">
            <text:p>0.021124124526977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241391658782959" calcext:value-type="float">
            <text:p>0.024139165878295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79314613342285" calcext:value-type="float">
            <text:p>0.017931461334228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542736053466797" calcext:value-type="float">
            <text:p>0.0054273605346679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865650177001953" calcext:value-type="float">
            <text:p>0.0086565017700195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135288238525391" calcext:value-type="float">
            <text:p>0.013528823852539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91271209716797" calcext:value-type="float">
            <text:p>0.029127120971679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108671188354492" calcext:value-type="float">
            <text:p>0.0108671188354492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686454772949219" calcext:value-type="float">
            <text:p>0.0068645477294921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250415802001953" calcext:value-type="float">
            <text:p>0.025041580200195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80027484893799" calcext:value-type="float">
            <text:p>0.018002748489379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40637731552124" calcext:value-type="float">
            <text:p>0.040637731552124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16275882720947" calcext:value-type="float">
            <text:p>1.1627588272094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408093929290772" calcext:value-type="float">
            <text:p>0.040809392929077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792002677917481" calcext:value-type="float">
            <text:p>0.0079200267791748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08635425567627" calcext:value-type="float">
            <text:p>0.010863542556762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185942649841309" calcext:value-type="float">
            <text:p>0.018594264984130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112617015838623" calcext:value-type="float">
            <text:p>0.011261701583862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244960784912109" calcext:value-type="float">
            <text:p>0.02449607849121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141832828521729" calcext:value-type="float">
            <text:p>0.014183282852172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360379219055176" calcext:value-type="float">
            <text:p>0.036037921905517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39980316162109" calcext:value-type="float">
            <text:p>0.01399803161621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913643836975098" calcext:value-type="float">
            <text:p>0.009136438369750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6409158706665" calcext:value-type="float">
            <text:p>0.01640915870666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810432434082031" calcext:value-type="float">
            <text:p>0.0081043243408203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07524394989014" calcext:value-type="float">
            <text:p>0.010752439498901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29172801971436" calcext:value-type="float">
            <text:p>0.012917280197143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984668731689453" calcext:value-type="float">
            <text:p>0.0098466873168945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36918640136719" calcext:value-type="float">
            <text:p>0.00536918640136719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96444988250732" calcext:value-type="float">
            <text:p>0.019644498825073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10588073730469" calcext:value-type="float">
            <text:p>0.0110588073730469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395948886871338" calcext:value-type="float">
            <text:p>0.039594888687133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23536252975464" calcext:value-type="float">
            <text:p>1.23536252975464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428228378295898" calcext:value-type="float">
            <text:p>0.042822837829589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325322151184082" calcext:value-type="float">
            <text:p>0.0032532215118408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1533818244934" calcext:value-type="float">
            <text:p>1.01533818244934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11865997314453" calcext:value-type="float">
            <text:p>0.011186599731445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327389240264893" calcext:value-type="float">
            <text:p>0.032738924026489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32475519180298" calcext:value-type="float">
            <text:p>1.32475519180298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328731536865234" calcext:value-type="float">
            <text:p>0.032873153686523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99606418609619" calcext:value-type="float">
            <text:p>0.019960641860961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831174850463867" calcext:value-type="float">
            <text:p>0.0083117485046386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342271327972412" calcext:value-type="float">
            <text:p>0.034227132797241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1872682571411" calcext:value-type="float">
            <text:p>1.01872682571411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1595759391785" calcext:value-type="float">
            <text:p>1.01595759391785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289480686187744" calcext:value-type="float">
            <text:p>0.028948068618774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5455961227417" calcext:value-type="float">
            <text:p>0.015455961227417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30040645599365" calcext:value-type="float">
            <text:p>0.013004064559936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13728046417236" calcext:value-type="float">
            <text:p>0.011372804641723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01663970947266" calcext:value-type="float">
            <text:p>0.020166397094726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5174388885498" calcext:value-type="float">
            <text:p>0.0151743888854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649881362915039" calcext:value-type="float">
            <text:p>0.0064988136291503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59144401550293" calcext:value-type="float">
            <text:p>0.0015914440155029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944900512695313" calcext:value-type="float">
            <text:p>0.0094490051269531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49109363555908" calcext:value-type="float">
            <text:p>0.014910936355590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005184173584" calcext:value-type="float">
            <text:p>0.01400518417358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34861373901367" calcext:value-type="float">
            <text:p>0.023486137390136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31788039207459" calcext:value-type="float">
            <text:p>1.31788039207459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87365818023682" calcext:value-type="float">
            <text:p>0.038736581802368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33932256698608" calcext:value-type="float">
            <text:p>1.33932256698608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15401744842529" calcext:value-type="float">
            <text:p>0.011540174484252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858974456787109" calcext:value-type="float">
            <text:p>0.0085897445678710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34324288368225" calcext:value-type="float">
            <text:p>1.34324288368225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40135645866394" calcext:value-type="float">
            <text:p>1.40135645866394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35660123825073" calcext:value-type="float">
            <text:p>1.35660123825073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53417587280273" calcext:value-type="float">
            <text:p>0.0153417587280273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81832218170166" calcext:value-type="float">
            <text:p>0.028183221817016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26895904541016" calcext:value-type="float">
            <text:p>0.012689590454101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06980609893799" calcext:value-type="float">
            <text:p>0.030698060989379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36725807189941" calcext:value-type="float">
            <text:p>0.023672580718994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268313884735107" calcext:value-type="float">
            <text:p>0.026831388473510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68135166168213" calcext:value-type="float">
            <text:p>0.016813516616821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192022323608398" calcext:value-type="float">
            <text:p>0.019202232360839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839138031005859" calcext:value-type="float">
            <text:p>0.0083913803100585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211129188537598" calcext:value-type="float">
            <text:p>0.02111291885375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56226062774658" calcext:value-type="float">
            <text:p>0.025622606277465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5009777545929" calcext:value-type="float">
            <text:p>1.5009777545929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33093881607056" calcext:value-type="float">
            <text:p>1.33093881607056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129311084747314" calcext:value-type="float">
            <text:p>0.012931108474731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32206153869629" calcext:value-type="float">
            <text:p>1.32206153869629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43319201469421" calcext:value-type="float">
            <text:p>1.43319201469421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42256307601929" calcext:value-type="float">
            <text:p>1.42256307601929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42572331428528" calcext:value-type="float">
            <text:p>1.42572331428528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3823070526123" calcext:value-type="float">
            <text:p>1.3823070526123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46167278289795" calcext:value-type="float">
            <text:p>0.014616727828979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255908966064453" calcext:value-type="float">
            <text:p>0.025590896606445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26821994781494" calcext:value-type="float">
            <text:p>0.012682199478149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84068775177002" calcext:value-type="float">
            <text:p>0.008406877517700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44540214538574" calcext:value-type="float">
            <text:p>1.44540214538574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51891708374023" calcext:value-type="float">
            <text:p>0.015189170837402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716662406921387" calcext:value-type="float">
            <text:p>0.00716662406921387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34880447387695" calcext:value-type="float">
            <text:p>0.023488044738769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0728015899658" calcext:value-type="float">
            <text:p>0.012072801589965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923728942871094" calcext:value-type="float">
            <text:p>0.0092372894287109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39271187782288" calcext:value-type="float">
            <text:p>1.39271187782288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280094146728516" calcext:value-type="float">
            <text:p>0.0028009414672851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38547611236572" calcext:value-type="float">
            <text:p>1.38547611236572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32996940612793" calcext:value-type="float">
            <text:p>0.023299694061279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43245816230774" calcext:value-type="float">
            <text:p>1.43245816230774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92792415618897" calcext:value-type="float">
            <text:p>0.019279241561889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204856395721436" calcext:value-type="float">
            <text:p>0.020485639572143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37625026702881" calcext:value-type="float">
            <text:p>1.37625026702881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0497989654541" calcext:value-type="float">
            <text:p>0.007049798965454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42184281349182" calcext:value-type="float">
            <text:p>1.42184281349182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113530158996582" calcext:value-type="float">
            <text:p>0.011353015899658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62770748138428" calcext:value-type="float">
            <text:p>0.016277074813842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26805305480957" calcext:value-type="float">
            <text:p>0.012680530548095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311667919158936" calcext:value-type="float">
            <text:p>0.031166791915893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42452764511108" calcext:value-type="float">
            <text:p>1.42452764511108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24712085723877" calcext:value-type="float">
            <text:p>0.02471208572387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316832065582275" calcext:value-type="float">
            <text:p>0.031683206558227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37512683868408" calcext:value-type="float">
            <text:p>0.013751268386840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46791005134583" calcext:value-type="float">
            <text:p>1.46791005134583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38323307037354" calcext:value-type="float">
            <text:p>0.013832330703735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38349533081055" calcext:value-type="float">
            <text:p>0.013834953308105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4143660068512" calcext:value-type="float">
            <text:p>1.4143660068512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305676460266113" calcext:value-type="float">
            <text:p>0.030567646026611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34589576721191" calcext:value-type="float">
            <text:p>0.023458957672119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59871387481689" calcext:value-type="float">
            <text:p>0.035987138748168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442551612854" calcext:value-type="float">
            <text:p>0.01442551612854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138189792633057" calcext:value-type="float">
            <text:p>0.013818979263305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09415054321289" calcext:value-type="float">
            <text:p>0.010941505432128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78134441375732" calcext:value-type="float">
            <text:p>0.017813444137573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397987365722656" calcext:value-type="float">
            <text:p>0.039798736572265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47950649261475" calcext:value-type="float">
            <text:p>0.014795064926147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38482546806335" calcext:value-type="float">
            <text:p>1.38482546806335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306224822998047" calcext:value-type="float">
            <text:p>0.030622482299804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909161567687988" calcext:value-type="float">
            <text:p>0.0090916156768798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65197849273682" calcext:value-type="float">
            <text:p>0.016519784927368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39387202262878" calcext:value-type="float">
            <text:p>1.39387202262878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607371330261231" calcext:value-type="float">
            <text:p>0.00607371330261231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558280944824219" calcext:value-type="float">
            <text:p>0.00558280944824219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104091167449951" calcext:value-type="float">
            <text:p>0.010409116744995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9172801971436" calcext:value-type="float">
            <text:p>0.012917280197143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37235832214356" calcext:value-type="float">
            <text:p>0.0043723583221435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33565092086792" calcext:value-type="float">
            <text:p>1.33565092086792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3473436832428" calcext:value-type="float">
            <text:p>1.3473436832428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33154201507568" calcext:value-type="float">
            <text:p>0.033315420150756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496001243591309" calcext:value-type="float">
            <text:p>0.049600124359130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847077369689941" calcext:value-type="float">
            <text:p>0.0084707736968994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92849540710449" calcext:value-type="float">
            <text:p>0.0029284954071044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84645462036133" calcext:value-type="float">
            <text:p>0.038464546203613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35611009597778" calcext:value-type="float">
            <text:p>1.35611009597778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32274627685547" calcext:value-type="float">
            <text:p>0.013227462768554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776410102844238" calcext:value-type="float">
            <text:p>0.0077641010284423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72755527496338" calcext:value-type="float">
            <text:p>0.037275552749633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36165618896484" calcext:value-type="float">
            <text:p>0.013616561889648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78598070144653" calcext:value-type="float">
            <text:p>0.278598070144653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482676029205322" calcext:value-type="float">
            <text:p>0.48267602920532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2.06493711471558" calcext:value-type="float">
            <text:p>2.06493711471558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2.08666777610779" calcext:value-type="float">
            <text:p>2.08666777610779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839220285415649" calcext:value-type="float">
            <text:p>0.83922028541564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558115720748901" calcext:value-type="float">
            <text:p>0.5581157207489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64330116907756" calcext:value-type="float">
            <text:p>0.00464330116907756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804460048675537" calcext:value-type="float">
            <text:p>0.00804460048675537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344156185785929" calcext:value-type="float">
            <text:p>0.034415618578592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347777962684631" calcext:value-type="float">
            <text:p>0.0347777962684631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39870047569275" calcext:value-type="float">
            <text:p>0.0139870047569275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930192867914836" calcext:value-type="float">
            <text:p>0.009301928679148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30.4788333630719" calcext:value-type="float">
            <text:p>30.479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34.5137680191846" calcext:value-type="float">
            <text:p>34.514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47.7445213247523" calcext:value-type="float">
            <text:p>47.745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92" calcext:value-type="float">
            <text:p>92</text:p>
          </table:table-cell>
          <table:table-cell table:formula="of:=AVERAGE([.C17:.C22])" office:value-type="float" office:value="52.0656191241219" calcext:value-type="float">
            <text:p>52.0656191241219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2:34:59.6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4T12:57:49.103000000</dc:date>
    <meta:editing-duration>PT4H58M19S</meta:editing-duration>
    <meta:editing-cycles>47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5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64330116907756">
                <text:p>0.00464330116907756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804460048675537">
                <text:p>0.00804460048675537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344156185785929">
                <text:p>0.0344156185785929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347777962684631">
                <text:p>0.0347777962684631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39870047569275">
                <text:p>0.0139870047569275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930192867914836">
                <text:p>0.00930192867914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0.4788333630719">
                <text:p>30.478833363071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34.5137680191846">
                <text:p>34.513768019184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7.7445213247523">
                <text:p>47.7445213247523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